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6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104cm" fo:min-width="2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729fc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658cm" fo:min-width="3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3.055cm" fo:min-width="3.448cm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Roboto" fo:font-size="10pt"/>
    </style:style>
    <style:style style:name="P2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3" style:family="paragraph">
      <style:paragraph-properties fo:text-align="start"/>
      <style:text-properties style:font-name="Roboto" fo:font-size="10pt"/>
    </style:style>
    <style:style style:name="P4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5" style:family="paragraph">
      <loext:graphic-properties draw:fill-color="#729fcf"/>
      <style:paragraph-properties fo:text-align="center"/>
      <style:text-properties style:font-name="Roboto" fo:font-size="10pt"/>
    </style:style>
    <style:style style:name="P6" style:family="paragraph">
      <loext:graphic-properties draw:fill-color="#729fcf"/>
      <style:paragraph-properties fo:text-align="center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cm" svg:height="0.688cm" svg:x="9.4cm" svg:y="5.98cm">
          <text:p text:style-name="P1"><text:span text:style-name="T1">Depar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3cm" svg:height="2.406cm" svg:x="9.4cm" svg:y="6.574cm">
          <text:p text:style-name="P3"><text:span text:style-name="T1">ID: 002</text:span></text:p>
          <text:p text:style-name="P3"><text:span text:style-name="T1">Nome: T.I</text:span></text:p>
          <text:p text:style-name="P3"><text:span text:style-name="T1">Fone: 62 645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0.688cm" svg:x="9.4cm" svg:y="2cm">
          <text:p text:style-name="P1"><text:span text:style-name="T1">Esc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3cm" svg:height="2.406cm" svg:x="9.4cm" svg:y="2.594cm">
          <text:p text:style-name="P3"><text:span text:style-name="T1">ID: F1</text:span></text:p>
          <text:p text:style-name="P3"><text:span text:style-name="T1">Nome: SENAC</text:span></text:p>
          <text:p text:style-name="P3"><text:span text:style-name="T1">Fone: 62 46541</text:span></text:p>
          <text:p text:style-name="P3"><text:span text:style-name="T1">Endereço: Rua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cm" svg:height="0.688cm" svg:x="5.3cm" svg:y="9cm">
          <text:p text:style-name="P1"><text:span text:style-name="T1">Disciplina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cm" svg:height="2.406cm" svg:x="5.3cm" svg:y="9.594cm">
          <text:p text:style-name="P3"><text:span text:style-name="T1">ID: D1</text:span></text:p>
          <text:p text:style-name="P3"><text:span text:style-name="T1">N: Lógica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cm" svg:height="0.688cm" svg:x="9.4cm" svg:y="9.98cm">
          <text:p text:style-name="P1"><text:span text:style-name="T1">Disciplina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3cm" svg:height="2.406cm" svg:x="9.4cm" svg:y="10.574cm">
          <text:p text:style-name="P3"><text:span text:style-name="T1">ID: D2</text:span></text:p>
          <text:p text:style-name="P3"><text:span text:style-name="T1">N: P.O.O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cm" svg:height="0.688cm" svg:x="13.4cm" svg:y="9cm">
          <text:p text:style-name="P1"><text:span text:style-name="T1">Disciplina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3cm" svg:height="2.406cm" svg:x="13.4cm" svg:y="9.594cm">
          <text:p text:style-name="P3"><text:span text:style-name="T1">ID: D3</text:span></text:p>
          <text:p text:style-name="P3"><text:span text:style-name="T1">Nome: BD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cm" svg:height="0.688cm" svg:x="7.4cm" svg:y="13.98cm">
          <text:p text:style-name="P1"><text:span text:style-name="T1">Professo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3cm" svg:height="2.406cm" svg:x="7.4cm" svg:y="14.574cm">
          <text:p text:style-name="P3"><text:span text:style-name="T1">ID:564561</text:span></text:p>
          <text:p text:style-name="P3"><text:span text:style-name="T1">N: M. Faustino</text:span></text:p>
          <text:p text:style-name="P3"><text:span text:style-name="T1">Fone: 62 342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cm" svg:height="0.688cm" svg:x="11.4cm" svg:y="13.98cm">
          <text:p text:style-name="P1"><text:span text:style-name="T1">Profess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1" draw:id="id21" draw:layer="layout" svg:width="3cm" svg:height="2.406cm" svg:x="11.4cm" svg:y="14.574cm">
          <text:p text:style-name="P3"><text:span text:style-name="T1">ID: 875412</text:span></text:p>
          <text:p text:style-name="P3"><text:span text:style-name="T1">Nome: </text:span><text:span text:style-name="T1">Gildenor</text:span></text:p>
          <text:p text:style-name="P3"><text:span text:style-name="T1">Fone: 62 </text:span><text:span text:style-name="T1">435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7.4cm" svg:y1="14.324cm" svg:x2="6.8cm" svg:y2="12cm" draw:start-shape="id1" draw:start-glue-point="3" draw:end-shape="id2" draw:end-glue-point="2" svg:d="M7400 14324h-600v-2324" svg:viewBox="0 0 601 2325">
          <text:p/>
        </draw:connector>
        <draw:connector draw:style-name="gr3" draw:text-style-name="P5" draw:layer="layout" svg:x1="10.4cm" svg:y1="14.324cm" svg:x2="10.9cm" svg:y2="12.98cm" draw:start-shape="id1" draw:start-glue-point="1" draw:end-shape="id3" draw:end-glue-point="2" svg:d="M10400 14324h500v-1344" svg:viewBox="0 0 501 1345">
          <text:p/>
        </draw:connector>
        <draw:connector draw:style-name="gr3" draw:text-style-name="P5" draw:layer="layout" svg:x1="12.9cm" svg:y1="13.98cm" svg:x2="14.9cm" svg:y2="12cm" draw:start-shape="id4" draw:start-glue-point="0" draw:end-shape="id5" draw:end-glue-point="2" svg:d="M12900 13980v-990h2000v-990" svg:viewBox="0 0 2001 1981">
          <text:p/>
        </draw:connector>
        <draw:connector draw:style-name="gr3" draw:text-style-name="P5" draw:layer="layout" svg:x1="9.4cm" svg:y1="6.324cm" svg:x2="6.8cm" svg:y2="9cm" draw:start-shape="id6" draw:start-glue-point="3" draw:end-shape="id7" draw:end-glue-point="0" svg:d="M9400 6324h-2600v2676" svg:viewBox="0 0 2601 2677">
          <text:p/>
        </draw:connector>
        <draw:connector draw:style-name="gr3" draw:text-style-name="P5" draw:layer="layout" svg:x1="10.9cm" svg:y1="8.98cm" svg:x2="10.9cm" svg:y2="9.98cm" draw:start-shape="id8" draw:start-glue-point="2" draw:end-shape="id9" draw:end-glue-point="0" svg:d="M10900 8980v1000" svg:viewBox="0 0 1 1001">
          <text:p/>
        </draw:connector>
        <draw:connector draw:style-name="gr3" draw:text-style-name="P5" draw:layer="layout" svg:x1="12.4cm" svg:y1="6.324cm" svg:x2="14.9cm" svg:y2="9cm" draw:start-shape="id6" draw:start-glue-point="1" draw:end-shape="id10" draw:end-glue-point="0" svg:d="M12400 6324h2500v2676" svg:viewBox="0 0 2501 2677">
          <text:p/>
        </draw:connector>
        <draw:connector draw:style-name="gr3" draw:text-style-name="P5" draw:layer="layout" svg:x1="10.9cm" svg:y1="5cm" svg:x2="10.9cm" svg:y2="5.98cm" draw:start-shape="id11" draw:start-glue-point="2" draw:end-shape="id6" draw:end-glue-point="0" svg:d="M10900 5000v980" svg:viewBox="0 0 1 981">
          <text:p/>
        </draw:connector>
        <draw:custom-shape draw:style-name="gr4" draw:text-style-name="P2" xml:id="id17" draw:id="id17" draw:layer="layout" svg:width="4cm" svg:height="0.96cm" svg:x="1.5cm" svg:y="17cm">
          <text:p text:style-name="P1"><text:span text:style-name="T1">Alun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" draw:id="id13" draw:layer="layout" svg:width="4cm" svg:height="3.357cm" svg:x="1.5cm" svg:y="17.828cm">
          <text:p text:style-name="P3"><text:span text:style-name="T1">Mat: 483769</text:span></text:p>
          <text:p text:style-name="P3"><text:span text:style-name="T1">N: Fulano de Talz</text:span></text:p>
          <text:p text:style-name="P3"><text:span text:style-name="T1">Idade: 25</text:span></text:p>
          <text:p text:style-name="P3"><text:span text:style-name="T1">Sexo: M</text:span></text:p>
          <text:p text:style-name="P3"><text:span text:style-name="T1">Nota N1 Prof.A: 3,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svg:x1="8.9cm" svg:y1="16.98cm" svg:x2="3.5cm" svg:y2="21.185cm" draw:start-shape="id12" draw:start-glue-point="2" draw:end-shape="id13" draw:end-glue-point="2" svg:d="M8900 16980v4731h-5400v-526" svg:viewBox="0 0 5401 4732">
          <text:p/>
        </draw:connector>
        <draw:custom-shape draw:style-name="gr1" draw:text-style-name="P2" xml:id="id15" draw:id="id15" draw:layer="layout" svg:width="3cm" svg:height="0.688cm" svg:x="2cm" svg:y="12.9cm">
          <text:p text:style-name="P1"><text:span text:style-name="T1">Turma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4" draw:id="id14" draw:layer="layout" svg:width="3cm" svg:height="2.406cm" svg:x="2cm" svg:y="13.494cm">
          <text:p text:style-name="P3"><text:span text:style-name="T1">ID: 444</text:span></text:p>
          <text:p text:style-name="P3"><text:span text:style-name="T1">Sala: 115</text:span></text:p>
          <text:p text:style-name="P3"><text:span text:style-name="T1">Horário: 20:30</text:span></text:p>
          <text:p text:style-name="P3"><text:span text:style-name="T1">Qt. Homens: 33</text:span></text:p>
          <text:p text:style-name="P3"><text:span text:style-name="T1">Qt. Mulheres: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svg:x1="7.4cm" svg:y1="15.777cm" svg:x2="5cm" svg:y2="14.697cm" draw:start-shape="id12" draw:end-shape="id14" draw:end-glue-point="1" svg:d="M7400 15777h-1200v-1080h-1200" svg:viewBox="0 0 2401 1081">
          <text:p/>
        </draw:connector>
        <draw:connector draw:style-name="gr3" draw:text-style-name="P6" draw:layer="layout" svg:x1="3.5cm" svg:y1="12.9cm" svg:x2="5.3cm" svg:y2="9.344cm" draw:start-shape="id15" draw:start-glue-point="0" draw:end-shape="id7" draw:end-glue-point="3" svg:d="M3500 12900v-3556h1800" svg:viewBox="0 0 1801 3557">
          <text:p/>
        </draw:connector>
        <draw:custom-shape draw:style-name="gr4" draw:text-style-name="P2" xml:id="id19" draw:id="id19" draw:layer="layout" svg:width="4cm" svg:height="0.96cm" svg:x="15.5cm" svg:y="17.036cm">
          <text:p text:style-name="P1"><text:span text:style-name="T1">Aluno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0" draw:id="id20" draw:layer="layout" svg:width="4cm" svg:height="3.357cm" svg:x="15.5cm" svg:y="17.864cm">
          <text:p text:style-name="P3"><text:span text:style-name="T1">Mat: 4546769</text:span></text:p>
          <text:p text:style-name="P3"><text:span text:style-name="T1">N: Cicrana F.</text:span></text:p>
          <text:p text:style-name="P3"><text:span text:style-name="T1">Idade: 20</text:span></text:p>
          <text:p text:style-name="P3"><text:span text:style-name="T1">Sexo: F</text:span></text:p>
          <text:p text:style-name="P3"><text:span text:style-name="T1">Nota N1 Prof.A: 7,5</text:span></text:p>
          <text:p text:style-name="P3"><text:span text:style-name="T1">Nota N1 Prof.B: 8,8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3cm" svg:height="0.688cm" svg:x="16cm" svg:y="12.9cm">
          <text:p text:style-name="P1"><text:span text:style-name="T1">Turma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8" draw:id="id18" draw:layer="layout" svg:width="3cm" svg:height="2.406cm" svg:x="16cm" svg:y="13.494cm">
          <text:p text:style-name="P3"><text:span text:style-name="T1">ID:333</text:span></text:p>
          <text:p text:style-name="P3"><text:span text:style-name="T1">Sala: 112</text:span></text:p>
          <text:p text:style-name="P3"><text:span text:style-name="T1">Horário: 18:30</text:span></text:p>
          <text:p text:style-name="P3"><text:span text:style-name="T1">Qt. Homens: 25</text:span></text:p>
          <text:p text:style-name="P3"><text:span text:style-name="T1">Qt. Mulheres: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svg:x1="16.4cm" svg:y1="9.344cm" svg:x2="19cm" svg:y2="13.244cm" draw:start-shape="id10" draw:start-glue-point="1" draw:end-shape="id16" draw:end-glue-point="1" svg:d="M16400 9344h3127v3900h-527" svg:viewBox="0 0 3128 3901">
          <text:p/>
        </draw:connector>
        <draw:connector draw:style-name="gr3" draw:text-style-name="P6" draw:layer="layout" svg:x1="3.5cm" svg:y1="17cm" svg:x2="3.5cm" svg:y2="15.9cm" draw:start-shape="id17" draw:start-glue-point="0" draw:end-shape="id14" draw:end-glue-point="2" svg:d="M3500 17000v-1100" svg:viewBox="0 0 1 1101">
          <text:p/>
        </draw:connector>
        <draw:connector draw:style-name="gr3" draw:text-style-name="P6" draw:layer="layout" svg:x1="17.5cm" svg:y1="15.9cm" svg:x2="17.5cm" svg:y2="17.036cm" draw:start-shape="id18" draw:start-glue-point="2" draw:end-shape="id19" draw:end-glue-point="0" svg:d="M17500 15900v1136" svg:viewBox="0 0 1 1137">
          <text:p/>
        </draw:connector>
        <draw:connector draw:style-name="gr3" draw:text-style-name="P6" draw:layer="layout" draw:line-skew="0.753cm -0.473cm" svg:x1="17.5cm" svg:y1="21.221cm" svg:x2="2cm" svg:y2="14.697cm" draw:start-shape="id20" draw:start-glue-point="2" draw:end-shape="id14" draw:end-glue-point="3" svg:d="M17500 21221v1279h-16500v-7803h1000" svg:viewBox="0 0 16501 7804">
          <text:p/>
        </draw:connector>
        <draw:connector draw:style-name="gr3" draw:text-style-name="P6" draw:layer="layout" draw:line-skew="-1.95cm" svg:x1="15.5cm" svg:y1="19.542cm" svg:x2="10.4cm" svg:y2="15.777cm" draw:start-shape="id20" draw:start-glue-point="3" draw:end-shape="id12" draw:end-glue-point="1" svg:d="M15500 19542h-4500v-3765h-600" svg:viewBox="0 0 5101 3766">
          <text:p/>
        </draw:connector>
        <draw:connector draw:style-name="gr3" draw:text-style-name="P6" draw:layer="layout" svg:x1="15.5cm" svg:y1="17.516cm" svg:x2="12.9cm" svg:y2="16.98cm" draw:start-shape="id19" draw:start-glue-point="3" draw:end-shape="id21" draw:end-glue-point="2" svg:d="M15500 17516h-2600v-536" svg:viewBox="0 0 2601 537">
          <text:p/>
        </draw:connector>
        <draw:connector draw:style-name="gr3" draw:text-style-name="P6" draw:layer="layout" draw:line-skew="0cm 7.774cm -1.073cm" svg:x1="19.5cm" svg:y1="19.542cm" svg:x2="2cm" svg:y2="13.244cm" draw:start-shape="id20" draw:start-glue-point="1" draw:end-shape="id15" draw:end-glue-point="3" svg:d="M19500 19542h527v3958h-19627v-10256h1600" svg:viewBox="0 0 19628 10257">
          <text:p/>
        </draw:connector>
        <draw:connector draw:style-name="gr3" draw:text-style-name="P6" draw:layer="layout" svg:x1="14.4cm" svg:y1="15.777cm" svg:x2="16cm" svg:y2="14.697cm" draw:start-shape="id21" draw:start-glue-point="1" draw:end-shape="id18" draw:end-glue-point="3" svg:d="M14400 15777h800v-1080h800" svg:viewBox="0 0 1601 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20:34:00.705177191</meta:creation-date>
    <dc:date>2019-09-25T21:15:01.379864229</dc:date>
    <meta:editing-duration>PT19M7S</meta:editing-duration>
    <meta:editing-cycles>6</meta:editing-cycles>
    <meta:generator>LibreOffice/6.0.7.3$Linux_X86_64 LibreOffice_project/00m0$Build-3</meta:generator>
    <meta:document-statistic meta:object-count="40"/>
  </office:meta>
</office:document-meta>
</file>